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officeooo:paragraph-rsid="0009359f"/>
    </style:style>
    <style:style style:name="P9" style:family="paragraph" style:parent-style-name="Text_20_body">
      <style:text-properties officeooo:paragraph-rsid="000a20d7"/>
    </style:style>
    <style:style style:name="P10" style:family="paragraph" style:parent-style-name="Text_20_body">
      <style:text-properties officeooo:paragraph-rsid="000b16c8"/>
    </style:style>
    <style:style style:name="P11" style:family="paragraph" style:parent-style-name="Text_20_body">
      <style:text-properties officeooo:rsid="000f3c1e" officeooo:paragraph-rsid="000f3c1e"/>
    </style:style>
    <style:style style:name="P12" style:family="paragraph" style:parent-style-name="Text_20_body">
      <style:paragraph-properties fo:text-align="end" style:justify-single-word="false"/>
      <style:text-properties officeooo:rsid="00112dcf" officeooo:paragraph-rsid="00112dcf"/>
    </style:style>
    <style:style style:name="P13" style:family="paragraph" style:parent-style-name="Text_20_body">
      <style:text-properties officeooo:rsid="00116935" officeooo:paragraph-rsid="00116935"/>
    </style:style>
    <style:style style:name="P14" style:family="paragraph" style:parent-style-name="Text_20_body">
      <style:text-properties officeooo:rsid="0013fa6f" officeooo:paragraph-rsid="0013fa6f"/>
    </style:style>
    <style:style style:name="P15" style:family="paragraph" style:parent-style-name="Text_20_body">
      <style:text-properties officeooo:rsid="0014ce91" officeooo:paragraph-rsid="0014ce91"/>
    </style:style>
    <style:style style:name="P16" style:family="paragraph" style:parent-style-name="Text_20_body">
      <style:text-properties officeooo:rsid="0015c8c9" officeooo:paragraph-rsid="0015c8c9"/>
    </style:style>
    <style:style style:name="P17" style:family="paragraph" style:parent-style-name="Text_20_body">
      <style:text-properties officeooo:rsid="00178bfd" officeooo:paragraph-rsid="00178bfd"/>
    </style:style>
    <style:style style:name="P18" style:family="paragraph" style:parent-style-name="Subtitle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20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21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22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24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16935" officeooo:paragraph-rsid="00116935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officeooo:rsid="00178bfd" officeooo:paragraph-rsid="00178bfd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Text_20_body" style:list-style-name="L1">
      <style:text-properties officeooo:rsid="00178bfd" officeooo:paragraph-rsid="00178bfd"/>
    </style:style>
    <style:style style:name="P31" style:family="paragraph" style:parent-style-name="Table_20_Contents">
      <style:paragraph-properties fo:text-align="center" style:justify-single-word="false"/>
      <style:text-properties officeooo:rsid="00179e5d" officeooo:paragraph-rsid="00179e5d"/>
    </style:style>
    <style:style style:name="P32" style:family="paragraph" style:parent-style-name="Table_20_Contents">
      <style:text-properties officeooo:rsid="00179e5d" officeooo:paragraph-rsid="00179e5d"/>
    </style:style>
    <style:style style:name="P33" style:family="paragraph" style:parent-style-name="Table_20_Contents">
      <style:text-properties officeooo:paragraph-rsid="00179e5d"/>
    </style:style>
    <style:style style:name="P34" style:family="paragraph" style:parent-style-name="Table_20_Contents">
      <style:paragraph-properties fo:text-align="center" style:justify-single-word="false"/>
      <style:text-properties officeooo:rsid="00187c65" officeooo:paragraph-rsid="00187c65"/>
    </style:style>
    <style:style style:name="P35" style:family="paragraph" style:parent-style-name="Table_20_Contents">
      <style:text-properties officeooo:rsid="00187c65" officeooo:paragraph-rsid="00187c65"/>
    </style:style>
    <style:style style:name="P36" style:family="paragraph" style:parent-style-name="Table_20_Contents">
      <style:text-properties officeooo:paragraph-rsid="00187c65"/>
    </style:style>
    <style:style style:name="P37" style:family="paragraph" style:parent-style-name="Heading_20_1">
      <style:text-properties officeooo:rsid="0008b8fd" officeooo:paragraph-rsid="0008b8fd"/>
    </style:style>
    <style:style style:name="P38" style:family="paragraph" style:parent-style-name="Heading_20_1">
      <style:text-properties officeooo:rsid="000a20d7" officeooo:paragraph-rsid="000a20d7"/>
    </style:style>
    <style:style style:name="P39" style:family="paragraph" style:parent-style-name="Heading_20_1">
      <style:text-properties officeooo:rsid="000b16c8" officeooo:paragraph-rsid="000b16c8"/>
    </style:style>
    <style:style style:name="P40" style:family="paragraph" style:parent-style-name="Heading_20_2">
      <style:text-properties officeooo:rsid="0009359f" officeooo:paragraph-rsid="0009359f"/>
    </style:style>
    <style:style style:name="P41" style:family="paragraph" style:parent-style-name="Heading_20_2">
      <style:text-properties officeooo:rsid="000f3c1e" officeooo:paragraph-rsid="000f3c1e"/>
    </style:style>
    <style:style style:name="P42" style:family="paragraph" style:parent-style-name="Heading_20_2">
      <style:text-properties officeooo:rsid="000a20d7" officeooo:paragraph-rsid="000a20d7"/>
    </style:style>
    <style:style style:name="P43" style:family="paragraph" style:parent-style-name="Heading_20_2">
      <style:text-properties officeooo:rsid="000a20d7" officeooo:paragraph-rsid="000b16c8"/>
    </style:style>
    <style:style style:name="P44" style:family="paragraph" style:parent-style-name="Heading_20_2">
      <style:text-properties officeooo:rsid="000b16c8" officeooo:paragraph-rsid="000b16c8"/>
    </style:style>
    <style:style style:name="T1" style:family="text">
      <style:text-properties officeooo:rsid="000a20d7"/>
    </style:style>
    <style:style style:name="T2" style:family="text">
      <style:text-properties officeooo:rsid="000c1761"/>
    </style:style>
    <style:style style:name="T3" style:family="text">
      <style:text-properties officeooo:rsid="00116935"/>
    </style:style>
    <style:style style:name="T4" style:family="text">
      <style:text-properties officeooo:rsid="0015c8c9"/>
    </style:style>
    <style:style style:name="T5" style:family="text">
      <style:text-properties officeooo:rsid="00179e5d"/>
    </style:style>
    <style:style style:name="T6" style:family="text">
      <style:text-properties officeooo:rsid="00187c6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3">MODULO STORIA DELLE VULNERABILITÀ DI SICUREZZA APP</text:span></text:p>
      <text:p text:style-name="Text_20_body"/>
      <text:p text:style-name="Text_20_body"/>
      <text:p text:style-name="P18"/>
      <text:p text:style-name="P18"/>
      <text:p text:style-name="P18"/>
      <text:p text:style-name="P18">User Requirements 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- <text:s/><text:span text:style-name="T3">07/03/2018</text:span></text:p>
      <text:p text:style-name="P7">VERSION: <text:span text:style-name="T3">0.1</text:span></text:p>
      <text:p text:style-name="P1"/>
      <text:p text:style-name="P1"/>
      <text:p text:style-name="P1"/>
      <text:p text:style-name="P3"><text:s text:c="2"/>Autori <text:s text:c="3"/></text:p>
      <text:p text:style-name="P12">Marco Raimondi</text:p>
      <text:p text:style-name="P2"/>
      <text:p text:style-name="P5">REVISION 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Versione</text:p>
          </table:table-cell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Autori</text:p>
          </table:table-cell>
          <table:table-cell table:style-name="Table1.D1" office:value-type="string">
            <text:p text:style-name="P20">Note</text:p>
          </table:table-cell>
        </table:table-row>
        <table:table-row>
          <table:table-cell table:style-name="Table1.A2" office:value-type="string">
            <text:p text:style-name="P25">0.1</text:p>
          </table:table-cell>
          <table:table-cell table:style-name="Table1.A2" office:value-type="string">
            <text:p text:style-name="P25">07/03/18</text:p>
          </table:table-cell>
          <table:table-cell table:style-name="Table1.A2" office:value-type="string">
            <text:p text:style-name="P25">Marco Raimondi</text:p>
          </table:table-cell>
          <table:table-cell table:style-name="Table1.D2" office:value-type="string">
            <text:p text:style-name="P25">Prima bozza dell’UDR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</table:table>
      <text:p text:style-name="P5"/>
      <text:p text:style-name="P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 dei Contenuti</text:p>
          </text:index-title>
          <text:p text:style-name="P28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29"><text:a xlink:type="simple" xlink:href="#__RefHeading___Toc108_1667604106" text:style-name="Index_20_Link" text:visited-style-name="Index_20_Link">1.1Scopo del Documento<text:tab/>3</text:a></text:p>
          <text:p text:style-name="P29"><text:a xlink:type="simple" xlink:href="#__RefHeading___Toc110_1667604106" text:style-name="Index_20_Link" text:visited-style-name="Index_20_Link">1.2Ambito Applicativo del Documento<text:tab/>3</text:a></text:p>
          <text:p text:style-name="P29"><text:a xlink:type="simple" xlink:href="#__RefHeading___Toc112_1667604106" text:style-name="Index_20_Link" text:visited-style-name="Index_20_Link">1.3Definizioni e Acronimi<text:tab/>3</text:a></text:p>
          <text:p text:style-name="P29"><text:a xlink:type="simple" xlink:href="#__RefHeading___Toc114_1667604106" text:style-name="Index_20_Link" text:visited-style-name="Index_20_Link">1.4Bibliografia<text:tab/>3</text:a></text:p>
          <text:p text:style-name="P28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29"><text:a xlink:type="simple" xlink:href="#__RefHeading___Toc224_1667604106" text:style-name="Index_20_Link" text:visited-style-name="Index_20_Link">2.1Contesto e Motivazioni<text:tab/>4</text:a></text:p>
          <text:p text:style-name="P29"><text:a xlink:type="simple" xlink:href="#__RefHeading___Toc226_1667604106" text:style-name="Index_20_Link" text:visited-style-name="Index_20_Link">2.2Obiettivo del progetto<text:tab/>4</text:a></text:p>
          <text:p text:style-name="P29"><text:a xlink:type="simple" xlink:href="#__RefHeading___Toc228_1667604106" text:style-name="Index_20_Link" text:visited-style-name="Index_20_Link">2.3Utenti<text:tab/>4</text:a></text:p>
          <text:p text:style-name="P28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7" text:outline-level="1"><text:bookmark-start text:name="__RefHeading___Toc106_1667604106"/><text:soft-page-break/>Intro<text:span text:style-name="T1">duzione</text:span><text:bookmark-end text:name="__RefHeading___Toc106_1667604106"/></text:h>
      <text:h text:style-name="P40" text:outline-level="2"><text:bookmark-start text:name="__RefHeading___Toc108_1667604106"/>Scopo del Documento<text:bookmark-end text:name="__RefHeading___Toc108_1667604106"/></text:h>
      <text:p text:style-name="P13">Documento contenente una descrizione sommaria del progetto e i requisiti richiesti dal cliente che l’app dovrà soddisfara</text:p>
      <text:h text:style-name="P40" text:outline-level="2"><text:bookmark-start text:name="__RefHeading___Toc110_1667604106"/>Ambito Applicativo del Documento<text:bookmark-end text:name="__RefHeading___Toc110_1667604106"/></text:h>
      <text:p text:style-name="P14">L’applicazione verrà sviluppata principalmente per un ambito professionale/aziendale</text:p>
      <text:h text:style-name="P40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Acronimo-Nome</text:p>
          </table:table-cell>
          <table:table-cell table:style-name="Table2.B1" office:value-type="string">
            <text:p text:style-name="P21">Definizione</text:p>
          </table:table-cell>
        </table:table-row>
        <table:table-row>
          <table:table-cell table:style-name="Table2.A2" office:value-type="string">
            <text:p text:style-name="P27">AP</text:p>
          </table:table-cell>
          <table:table-cell table:style-name="Table2.B2" office:value-type="string">
            <text:p text:style-name="P27">APPROVER</text:p>
          </table:table-cell>
        </table:table-row>
      </table:table>
      <text:p text:style-name="P8"/>
      <text:h text:style-name="P40" text:outline-level="2"><text:bookmark-start text:name="__RefHeading___Toc114_1667604106"/>Bibliografia<text:bookmark-end text:name="__RefHeading___Toc114_1667604106"/></text:h>
      <text:h text:style-name="P41" text:outline-level="2">Overview del documento</text:h>
      <text:p text:style-name="P11">Come è organizzato il documento</text:p>
      <text:p text:style-name="P8"><text:bookmark-start text:name="__RefHeading___Toc116_1667604106"/><text:bookmark-end text:name="__RefHeading___Toc116_16676041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8" text:outline-level="1"><text:bookmark-start text:name="__RefHeading___Toc222_1667604106"/><text:soft-page-break/>Descrizione Generale del Sistema<text:bookmark-end text:name="__RefHeading___Toc222_1667604106"/></text:h>
      <text:p text:style-name="P15">Il tool è un micro-service che possa mostrare all’utente uno storico del livello di rischio di una singola app, tenendo traccia e valutando le variazioni verificatesi nel tempo nei singoli moduli <text:span text:style-name="T4">tramitte opportuni grafici e schemi</text:span></text:p>
      <text:h text:style-name="P42" text:outline-level="2"><text:bookmark-start text:name="__RefHeading___Toc224_1667604106"/>Contesto e Motivazioni<text:bookmark-end text:name="__RefHeading___Toc224_1667604106"/></text:h>
      <text:p text:style-name="P15">L’azienda fornisce un sistema di analisi dei rischi di sicurezza delle applicazioni Android (APPROVER) disponibile tramite interfaccia web, che consente al cliente di caricare <text:span text:style-name="T4">l’applicazione Android e avere accesso a tutte le valutazioni tecniche e di rischio. Non è ancora possibile però avere una visualizzazione della storia del rischio delle applicazioni durante I vari rilasci</text:span></text:p>
      <text:h text:style-name="P44" text:outline-level="2"><text:bookmark-start text:name="__RefHeading___Toc226_1667604106"/>Obiettivo del progetto<text:bookmark-end text:name="__RefHeading___Toc226_1667604106"/></text:h>
      <text:p text:style-name="P16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 tramite opportuna interfaccia grafica integrabile all’interno dell’esistente dashboard di AP sviluppata in AngularJS</text:p>
      <text:h text:style-name="P43" text:outline-level="2"><text:bookmark-start text:name="__RefHeading___Toc228_1667604106"/>Utenti <text:bookmark-end text:name="__RefHeading___Toc228_1667604106"/></text:h>
      <text:list xml:id="list2280189969388470640" text:style-name="L1">
        <text:list-item>
          <text:p text:style-name="P30">Utenti: possono essere liberi professionisti o compagnie; ogni utente può eseguire un certo numero di scansioni in base al proprio abbonamento al servizio AP</text:p>
        </text:list-item>
        <text:list-item>
          <text:p text:style-name="P30">Web-Master</text:p>
        </text:list-item>
      </text:list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9" text:outline-level="1"><text:bookmark-start text:name="__RefHeading___Toc230_1667604106"/><text:soft-page-break/><text:span text:style-name="T2">User</text:span> <text:span text:style-name="T2">Requirement</text:span>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ID</text:p>
          </table:table-cell>
          <table:table-cell table:style-name="Table3.A1" office:value-type="string">
            <text:p text:style-name="P22">DESCRIZIONE</text:p>
          </table:table-cell>
          <table:table-cell table:style-name="Table3.C1" office:value-type="string">
            <text:p text:style-name="P24">PRIORITA’</text:p>
          </table:table-cell>
        </table:table-row>
        <table:table-row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2">Fornire un’interfaccia grafica che si integri nella pagina di analisi dell’app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3"><text:span text:style-name="T5">Recupero dal database delle informazioni riguardo all’app analizzata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33"><text:span text:style-name="T5">Ordinamento delle informazioni per ordine cronologico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4">4</text:p>
          </table:table-cell>
          <table:table-cell table:style-name="Table3.A2" office:value-type="string">
            <text:p text:style-name="P35">Raggruppamento delle informazioni per relase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4">5</text:p>
          </table:table-cell>
          <table:table-cell table:style-name="Table3.A2" office:value-type="string">
            <text:p text:style-name="P36"><text:span text:style-name="T6">Raggruppamento delle informazioni di una singola relase nei vari moduli di analisi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5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8-03-08T14:52:57.420056691</dc:date>
    <meta:editing-duration>PT1H34M1S</meta:editing-duration>
    <meta:editing-cycles>19</meta:editing-cycles>
    <meta:generator>LibreOffice/5.2.2.2$Linux_X86_64 LibreOffice_project/20m0$Build-2</meta:generator>
    <meta:document-statistic meta:table-count="3" meta:image-count="0" meta:object-count="0" meta:page-count="5" meta:paragraph-count="63" meta:word-count="395" meta:character-count="2695" meta:non-whitespace-character-count="2365"/>
  </office:meta>
</office:document-meta>
</file>